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B7B60000B1A96BEDDDBADA60FC0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943cm" svg:x="0cm" svg:y="0.005cm">
          <draw:image xlink:href="Pictures/200000090000B7B60000B1A96BEDDDBADA60FC0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8.9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16:57:36.619431879</meta:creation-date>
    <dc:date>2017-03-04T17:02:27.225104436</dc:date>
    <meta:editing-duration>PT16S</meta:editing-duration>
    <meta:editing-cycles>1</meta:editing-cycles>
    <meta:generator>LibreOffice/5.3.0.3$Linux_X86_64 LibreOffice_project/30m0$Build-3</meta:generator>
    <meta:document-statistic meta:object-count="1"/>
  </office:meta>
</office:document-meta>
</file>